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45cm" fo:min-width="1.615cm"/>
    </style:style>
    <style:style style:name="gr2" style:family="graphic" style:parent-style-name="standard">
      <style:graphic-properties draw:textarea-horizontal-align="justify" draw:textarea-vertical-align="middle" draw:auto-grow-height="false" fo:min-height="0.445cm" fo:min-width="1.561cm"/>
    </style:style>
    <style:style style:name="gr3" style:family="graphic" style:parent-style-name="standard">
      <style:graphic-properties draw:textarea-horizontal-align="justify" draw:textarea-vertical-align="middle" draw:auto-grow-height="false" fo:min-height="0.465cm" fo:min-width="1.57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74cm" fo:min-width="1.1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3.311cm"/>
    </style:style>
    <style:style style:name="gr7" style:family="graphic" style:parent-style-name="standard">
      <style:graphic-properties draw:textarea-horizontal-align="justify" draw:textarea-vertical-align="middle" draw:auto-grow-height="false" fo:min-height="1.346cm" fo:min-width="0.851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362cm" fo:min-width="0.8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3.491cm"/>
    </style:style>
    <style:style style:name="gr11" style:family="graphic" style:parent-style-name="standard">
      <style:graphic-properties draw:textarea-horizontal-align="justify" draw:textarea-vertical-align="middle" draw:auto-grow-height="false" fo:min-height="0.412cm" fo:min-width="1.5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2cm" fo:min-width="2.2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0.9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0.9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0.9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2cm" fo:min-width="0.99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3cm" fo:min-width="0.957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2.028cm"/>
    </style:style>
    <style:style style:name="gr2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1cm" fo:min-width="0.938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5cm" fo:min-width="0.57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519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15cm" svg:height="0.695cm" svg:x="13.186cm" svg:y="3.0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061cm" svg:height="0.695cm" svg:x="19.197cm" svg:y="3.0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115cm" svg:height="0.695cm" svg:x="13.186cm" svg:y="7.9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115cm" svg:height="0.695cm" svg:x="19.297cm" svg:y="7.9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.073cm" svg:height="0.715cm" draw:transform="rotate (1.5707963267949) translate (17.024cm 6.808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186cm" svg:y1="3.399cm" svg:x2="11.147cm" svg:y2="4.736cm" draw:start-shape="id1" draw:start-glue-point="3" draw:end-shape="id2" draw:end-glue-point="4" svg:d="M13186 3399h-2039v1337" svg:viewBox="0 0 2040 1338">
          <text:p/>
        </draw:connector>
        <draw:connector draw:style-name="gr4" draw:text-style-name="P1" draw:layer="layout" svg:x1="11.147cm" svg:y1="7.032cm" svg:x2="13.186cm" svg:y2="8.259cm" draw:start-shape="id2" draw:start-glue-point="8" draw:end-shape="id3" draw:end-glue-point="3" svg:d="M11147 7032v1227h2039" svg:viewBox="0 0 2040 1228">
          <text:p/>
        </draw:connector>
        <draw:connector draw:style-name="gr4" draw:text-style-name="P1" draw:layer="layout" draw:line-skew="0.439cm" svg:x1="22.947cm" svg:y1="11.778cm" svg:x2="17.346cm" svg:y2="12.459cm" draw:start-shape="id4" draw:start-glue-point="2" draw:end-shape="id5" draw:end-glue-point="6" svg:d="M22947 11778v1622h-5601v-941" svg:viewBox="0 0 5602 1623">
          <text:p/>
        </draw:connector>
        <draw:connector draw:style-name="gr4" draw:text-style-name="P1" draw:layer="layout" svg:x1="15.301cm" svg:y1="8.259cm" svg:x2="19.297cm" svg:y2="8.259cm" draw:start-shape="id3" draw:start-glue-point="1" draw:end-shape="id6" draw:end-glue-point="3" svg:d="M15301 8259h3996" svg:viewBox="0 0 3997 1">
          <text:p/>
        </draw:connector>
        <draw:connector draw:style-name="gr4" draw:text-style-name="P1" draw:layer="layout" svg:x1="17.381cm" svg:y1="6.808cm" svg:x2="19.297cm" svg:y2="8.259cm" draw:start-shape="id7" draw:start-glue-point="3" draw:end-shape="id6" draw:end-glue-point="3" svg:d="M17381 6808v1451h1916" svg:viewBox="0 0 1917 1452">
          <text:p/>
        </draw:connector>
        <draw:connector draw:style-name="gr4" draw:text-style-name="P1" draw:layer="layout" svg:x1="19.197cm" svg:y1="3.399cm" svg:x2="17.381cm" svg:y2="4.735cm" draw:start-shape="id8" draw:start-glue-point="3" draw:end-shape="id7" draw:end-glue-point="1" svg:d="M19197 3399h-1816v1336" svg:viewBox="0 0 1817 1337">
          <text:p/>
        </draw:connector>
        <draw:custom-shape draw:style-name="gr5" draw:text-style-name="P1" xml:id="id2" draw:id="id2" draw:layer="layout" svg:width="2.283cm" svg:height="2.296cm" svg:x="10.005cm" svg:y="4.73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811cm" svg:height="1.368cm" svg:x="23.989cm" svg:y="6.308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7" draw:text-style-name="P1" draw:layer="layout" svg:width="2.703cm" svg:height="3.19cm" svg:x="21.693cm" svg:y="4.2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23.03cm" svg:y1="5.145cm" svg:x2="23.03cm" svg:y2="6.72cm">
            <text:p/>
          </draw:line>
        </draw:g>
        <draw:custom-shape draw:style-name="gr9" draw:text-style-name="P5" xml:id="id5" draw:id="id5" draw:layer="layout" svg:width="2.703cm" svg:height="3.224cm" svg:x="15.994cm" svg:y="9.235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3" draw:layer="layout" svg:width="3.991cm" svg:height="1.389cm" svg:x="17.799cm" svg:y="11.381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4" draw:text-style-name="P2" draw:layer="layout" svg:x1="15.301cm" svg:y1="8.259cm" svg:x2="17.346cm" svg:y2="9.235cm" draw:start-shape="id3" draw:start-glue-point="1" draw:end-shape="id5" draw:end-glue-point="4" svg:d="M15301 8259h2045v976" svg:viewBox="0 0 2046 977">
          <text:p/>
        </draw:connector>
        <draw:connector draw:style-name="gr4" draw:text-style-name="P2" draw:layer="layout" svg:x1="15.301cm" svg:y1="3.399cm" svg:x2="17.381cm" svg:y2="4.735cm" draw:start-shape="id1" draw:start-glue-point="1" draw:end-shape="id7" draw:end-glue-point="1" svg:d="M15301 3399h2080v1336" svg:viewBox="0 0 2081 1337">
          <text:p/>
        </draw:connector>
        <draw:connector draw:style-name="gr4" draw:text-style-name="P2" draw:layer="layout" svg:x1="21.412cm" svg:y1="8.259cm" svg:x2="22.821cm" svg:y2="8.279cm" draw:start-shape="id6" draw:start-glue-point="1" draw:end-shape="id9" draw:end-glue-point="6" svg:d="M21412 8259h704v20h705" svg:viewBox="0 0 1410 21">
          <text:p/>
        </draw:connector>
        <draw:connector draw:style-name="gr4" draw:text-style-name="P2" draw:layer="layout" svg:x1="21.258cm" svg:y1="3.399cm" svg:x2="23.044cm" svg:y2="4.216cm" draw:start-shape="id8" draw:start-glue-point="1" draw:end-shape="id10" draw:end-glue-point="0" svg:d="M21258 3399h1786v817" svg:viewBox="0 0 1787 818">
          <text:p/>
        </draw:connector>
        <draw:connector draw:style-name="gr4" draw:text-style-name="P2" draw:layer="layout" svg:x1="23.044cm" svg:y1="7.406cm" svg:x2="22.947cm" svg:y2="9.627cm" draw:start-shape="id10" draw:start-glue-point="2" draw:end-shape="id4" draw:end-glue-point="0" svg:d="M23044 7406v1087h-97v1134" svg:viewBox="0 0 98 2222">
          <text:p/>
        </draw:connector>
        <draw:custom-shape draw:style-name="gr1" draw:text-style-name="P1" xml:id="id11" draw:id="id11" draw:layer="layout" svg:width="2.115cm" svg:height="0.695cm" svg:x="13.185cm" svg:y="13.0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12" draw:id="id12" draw:layer="layout" svg:width="2.094cm" svg:height="0.662cm" draw:transform="rotate (1.5707963267949) translate (10.811cm 11.79cm)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3cm" svg:y1="13.374cm" svg:x2="17.346cm" svg:y2="12.459cm" draw:start-shape="id11" draw:start-glue-point="1" draw:end-shape="id5" draw:end-glue-point="6" svg:d="M15300 13374h2046v-915" svg:viewBox="0 0 2047 916">
          <text:p/>
        </draw:connector>
        <draw:connector draw:style-name="gr4" draw:text-style-name="P2" draw:layer="layout" svg:x1="11.142cm" svg:y1="9.696cm" svg:x2="13.186cm" svg:y2="8.259cm" draw:start-shape="id12" draw:start-glue-point="1" draw:end-shape="id3" draw:end-glue-point="3" svg:d="M11142 9696v-1437h2044" svg:viewBox="0 0 2045 1438">
          <text:p/>
        </draw:connector>
        <draw:connector draw:style-name="gr4" draw:text-style-name="P2" draw:layer="layout" svg:x1="11.142cm" svg:y1="11.79cm" svg:x2="13.185cm" svg:y2="13.374cm" draw:start-shape="id12" draw:start-glue-point="3" draw:end-shape="id11" draw:end-glue-point="3" svg:d="M11142 11790v1584h2043" svg:viewBox="0 0 2044 1585">
          <text:p/>
        </draw:connector>
        <draw:frame draw:style-name="gr12" draw:text-style-name="P3" draw:layer="layout" svg:width="2.711cm" svg:height="1.402cm" svg:x="24.499cm" svg:y="9.271cm">
          <draw:text-box>
            <text:p><text:span text:style-name="T2">I</text:span><text:span text:style-name="T3">c</text:span></text:p>
          </draw:text-box>
        </draw:frame>
        <draw:frame draw:style-name="gr13" draw:text-style-name="P6" draw:layer="layout" svg:width="1.437cm" svg:height="1.368cm" svg:x="13.663cm" svg:y="3.747cm">
          <draw:text-box>
            <text:p>R<text:span text:style-name="T6">1</text:span></text:p>
          </draw:text-box>
        </draw:frame>
        <draw:frame draw:style-name="gr13" draw:text-style-name="P6" draw:layer="layout" svg:width="1.437cm" svg:height="1.368cm" svg:x="13.64cm" svg:y="13.722cm">
          <draw:text-box>
            <text:p>R<text:span text:style-name="T6">7</text:span></text:p>
          </draw:text-box>
        </draw:frame>
        <draw:frame draw:style-name="gr13" draw:text-style-name="P6" draw:layer="layout" svg:width="1.437cm" svg:height="1.368cm" svg:x="19.721cm" svg:y="8.607cm">
          <draw:text-box>
            <text:p>R<text:span text:style-name="T6">5</text:span></text:p>
          </draw:text-box>
        </draw:frame>
        <draw:frame draw:style-name="gr14" draw:text-style-name="P6" draw:layer="layout" svg:width="1.437cm" svg:height="1.368cm" svg:x="13.593cm" svg:y="8.607cm">
          <draw:text-box>
            <text:p>R<text:span text:style-name="T6">4</text:span></text:p>
          </draw:text-box>
        </draw:frame>
        <draw:frame draw:style-name="gr15" draw:text-style-name="P6" draw:layer="layout" svg:width="1.438cm" svg:height="1.39cm" svg:x="17.524cm" svg:y="5.252cm">
          <draw:text-box>
            <text:p>R<text:span text:style-name="T6">3</text:span></text:p>
          </draw:text-box>
        </draw:frame>
        <draw:frame draw:style-name="gr16" draw:text-style-name="P6" draw:layer="layout" svg:width="1.492cm" svg:height="1.368cm" svg:x="19.572cm" svg:y="3.747cm">
          <draw:text-box>
            <text:p>R<text:span text:style-name="T6">2</text:span></text:p>
          </draw:text-box>
        </draw:frame>
        <draw:frame draw:style-name="gr17" draw:text-style-name="P6" draw:layer="layout" svg:width="1.491cm" svg:height="1.422cm" svg:x="9.32cm" svg:y="9.995cm">
          <draw:text-box>
            <text:p>R<text:span text:style-name="T6">6</text:span></text:p>
          </draw:text-box>
        </draw:frame>
        <draw:custom-shape draw:style-name="gr18" draw:text-style-name="P2" draw:layer="layout" svg:width="0.289cm" svg:height="0.313cm" svg:x="17.219cm" svg:y="8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9" draw:id="id9" draw:layer="layout" svg:width="0.289cm" svg:height="0.313cm" svg:x="22.821cm" svg:y="8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289cm" svg:height="0.313cm" svg:x="17.22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289cm" svg:height="0.313cm" svg:x="17.22cm" svg:y="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3" draw:id="id13" draw:layer="layout" svg:width="0.289cm" svg:height="0.313cm" svg:x="10.955cm" svg:y="8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1.457cm" svg:height="3.153cm" svg:x="15.716cm" svg:y="4.249cm">
          <draw:text-box>
            <text:p>+</text:p>
            <text:p>V<text:span text:style-name="T6">b</text:span></text:p>
            <text:p>-</text:p>
          </draw:text-box>
        </draw:frame>
        <draw:line draw:style-name="gr20" draw:text-style-name="P7" draw:layer="layout" svg:x1="11.937cm" svg:y1="9.706cm" svg:x2="11.937cm" svg:y2="12.056cm">
          <text:p/>
        </draw:line>
        <draw:frame draw:style-name="gr21" draw:text-style-name="P8" draw:layer="layout" svg:width="2.332cm" svg:height="2.278cm" svg:x="12.099cm" svg:y="10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22" draw:text-style-name="P7" draw:layer="layout" svg:x1="22.948cm" svg:y1="9.627cm" svg:x2="22.948cm" svg:y2="10.342cm">
            <text:p/>
          </draw:line>
          <draw:line draw:style-name="gr22" draw:text-style-name="P7" draw:layer="layout" svg:x1="21.998cm" svg:y1="10.348cm" svg:x2="23.895cm" svg:y2="10.348cm">
            <text:p/>
          </draw:line>
          <draw:line draw:style-name="gr22" draw:text-style-name="P7" draw:layer="layout" svg:x1="21.999cm" svg:y1="11.067cm" svg:x2="23.896cm" svg:y2="11.067cm">
            <text:p/>
          </draw:line>
          <draw:line draw:style-name="gr22" draw:text-style-name="P7" draw:layer="layout" svg:x1="22.948cm" svg:y1="11.063cm" svg:x2="22.948cm" svg:y2="11.778cm">
            <text:p/>
          </draw:line>
        </draw:g>
        <draw:line draw:style-name="gr20" draw:text-style-name="P7" draw:layer="layout" svg:x1="24.326cm" svg:y1="9.006cm" svg:x2="24.326cm" svg:y2="11.356cm">
          <text:p/>
        </draw:line>
        <draw:frame draw:style-name="gr23" draw:text-style-name="P6" draw:layer="layout" svg:width="1.438cm" svg:height="1.401cm" svg:x="21.483cm" svg:y="11.064cm">
          <draw:text-box>
            <text:p>C</text:p>
          </draw:text-box>
        </draw:frame>
        <draw:frame draw:style-name="gr24" draw:text-style-name="P2" draw:layer="layout" svg:width="10.636cm" svg:height="3.896cm" svg:x="0.1cm" svg:y="3.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25" draw:text-style-name="P7" draw:layer="layout" svg:x1="10.145cm" svg:y1="9.109cm" svg:x2="8.616cm" svg:y2="9.123cm">
            <text:p/>
          </draw:line>
          <draw:line draw:style-name="gr25" draw:text-style-name="P7" draw:layer="layout" svg:x1="10.146cm" svg:y1="9.102cm" svg:x2="8.617cm" svg:y2="9.116cm">
            <text:p/>
          </draw:line>
          <draw:line draw:style-name="gr25" draw:text-style-name="P7" draw:layer="layout" svg:x1="9.034cm" svg:y1="9.416cm" svg:x2="9.794cm" svg:y2="9.416cm">
            <text:p/>
          </draw:line>
          <draw:line draw:style-name="gr25" draw:text-style-name="P7" draw:layer="layout" svg:x1="9.239cm" svg:y1="9.678cm" svg:x2="9.605cm" svg:y2="9.678cm">
            <text:p/>
          </draw:line>
          <draw:line draw:style-name="gr25" draw:text-style-name="P7" draw:layer="layout" svg:x1="9.401cm" svg:y1="9.09cm" svg:x2="9.407cm" svg:y2="8.413cm">
            <text:p/>
          </draw:line>
        </draw:g>
        <draw:connector draw:style-name="gr26" draw:text-style-name="P2" draw:layer="layout" svg:x1="10.955cm" svg:y1="8.279cm" svg:x2="9.381cm" svg:y2="8.413cm" draw:start-shape="id13" draw:start-glue-point="6" draw:end-shape="id14" draw:end-glue-point="0" svg:d="M10955 8279h-1574v134" svg:viewBox="0 0 1575 135">
          <text:p/>
        </draw:connector>
        <draw:frame draw:style-name="gr27" draw:text-style-name="P6" draw:layer="layout" svg:width="1.073cm" svg:height="1.215cm" svg:x="10.733cm" svg:y="2.2cm">
          <draw:text-box>
            <text:p>1</text:p>
          </draw:text-box>
        </draw:frame>
        <draw:frame draw:style-name="gr27" draw:text-style-name="P6" draw:layer="layout" svg:width="1.073cm" svg:height="1.215cm" svg:x="16.745cm" svg:y="2.2cm">
          <draw:text-box>
            <text:p>2</text:p>
          </draw:text-box>
        </draw:frame>
        <draw:frame draw:style-name="gr27" draw:text-style-name="P6" draw:layer="layout" svg:width="1.073cm" svg:height="1.215cm" svg:x="22.346cm" svg:y="2.2cm">
          <draw:text-box>
            <text:p>3</text:p>
          </draw:text-box>
        </draw:frame>
        <draw:frame draw:style-name="gr27" draw:text-style-name="P6" draw:layer="layout" svg:width="1.073cm" svg:height="1.215cm" svg:x="17.355cm" svg:y="7.161cm">
          <draw:text-box>
            <text:p>5</text:p>
          </draw:text-box>
        </draw:frame>
        <draw:frame draw:style-name="gr27" draw:text-style-name="P6" draw:layer="layout" svg:width="1.073cm" svg:height="1.215cm" svg:x="10.733cm" svg:y="13.398cm">
          <draw:text-box>
            <text:p>7</text:p>
          </draw:text-box>
        </draw:frame>
        <draw:frame draw:style-name="gr27" draw:text-style-name="P6" draw:layer="layout" svg:width="1.073cm" svg:height="1.215cm" svg:x="16.745cm" svg:y="13.398cm">
          <draw:text-box>
            <text:p>8</text:p>
          </draw:text-box>
        </draw:frame>
        <draw:frame draw:style-name="gr28" draw:text-style-name="P6" draw:layer="layout" svg:width="1.019cm" svg:height="1.216cm" svg:x="23.011cm" svg:y="7.67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4-07T15:46:55.437576078</dc:date>
    <meta:editing-duration>PT27M20S</meta:editing-duration>
    <meta:editing-cycles>9</meta:editing-cycles>
    <meta:generator>LibreOffice/6.0.7.3$Linux_X86_64 LibreOffice_project/00m0$Build-3</meta:generator>
    <meta:document-statistic meta:object-count="66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